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style:text-properties fo:color="#ffffff" loext:opacity="100%" style:font-name="PT Mono" fo:font-size="8pt" officeooo:paragraph-rsid="032f5017" fo:background-color="transparent" style:font-size-asian="8pt" style:font-size-complex="8pt"/>
    </style:style>
    <style:style style:name="T1" style:family="text">
      <style:text-properties fo:font-style="italic" style:font-style-asian="italic" style:font-style-complex="italic"/>
    </style:style>
    <style:style style:name="T2" style:family="text">
      <style:text-properties fo:font-style="normal" fo:font-weight="normal" officeooo:rsid="0309affb" style:font-style-asian="normal" style:font-weight-asian="normal" style:font-style-complex="normal" style:font-weight-complex="normal"/>
    </style:style>
    <style:style style:name="T3" style:family="text">
      <style:text-properties fo:font-style="normal" fo:font-weight="normal" officeooo:rsid="032f5017" style:font-style-asian="normal" style:font-weight-asian="normal" style:font-style-complex="normal" style:font-weight-complex="normal"/>
    </style:style>
    <style:style style:name="T4" style:family="text">
      <style:text-properties officeooo:rsid="032f5017"/>
    </style:style>
    <style:style style:name="T5" style:family="text">
      <style:text-properties officeooo:rsid="032f7136"/>
    </style:style>
    <style:style style:name="T6" style:family="text">
      <style:text-properties officeooo:rsid="033134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Marvin Matthews is the strangest person you'll never meet. One time he caught a cold </text:span><text:span text:style-name="T3">while</text:span><text:span text:style-name="T2"> on tour with the Lovely Hot Starving Street Band and didn't say anything for three days.</text:span></text:p>
      <text:p text:style-name="P2"><text:s text:c="3"/>I <text:span text:style-name="T4">actually </text:span>called him Jeffrey Dahmer when I first encountered him at Greensburg College because he looked so scary. <text:span text:style-name="T4">College was off to a great start; my laptop had been stolen on the very first day of band camp before classes had even started.</text:span> The good news from that was <text:span text:style-name="T4">I could probably</text:span> transfer away from the hellhole that was West Hall, the all-guys dorm.</text:p>
      <text:p text:style-name="P2"/>
      <text:p text:style-name="P2">“It looks like 216 has an open bed in Hill Hall,” said the <text:span text:style-name="T4">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housing, so it actually might be totally open.” He <text:soft-page-break/><text:span text:style-name="T4">slapped</text:span> the paper down onto the metal desk, knocking over an empty can of Diet Coke, spun towards me with another deafening chair sound. “It shares a bathroom with 218, so if you go wanted to see what it’s like, you could just go knock on their door.”</text:p>
      <text:p text:style-name="P2"><text:s text:c="3"/>“218…”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4">went</text:span> up the brick steps to Hill, swiped my key fob, entered the building, took the elevator to the second floor. I heard the sound of 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noises, feet scuffling. The <text:soft-page-break/>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4">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4">Do you know what</text:span> you call someone who hangs out with musicians?” and when they stared blankly back, I said, “A drummer!”</text:p>
      <text:p text:style-name="P2"><text:s text:c="3"/>Jeffrey grunted and said, “Lemme show you.”</text:p>
      <text:p text:style-name="P2"><text:soft-page-break/><text:s text:c="3"/>I followed him through the bathroom, looked around at the uninhabited space with bare beds, missing its two wooden chairs. The music resumed from the other room. “I'll take it,” I said aloud to myself.</text:p>
      <text:p text:style-name="P2"/>
      <text:p text:style-name="P3">. . .</text:p>
      <text:p text:style-name="P3"/>
      <text:p text:style-name="P4">“Who the hell wants a Mike’s?” said James the trumpet player, unzipping his backpack and pointing to a six-pack of hard lemonade. It was my second day on campus at Greensburg College,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6">whined Alex.</text:span> “We don't have that shit in Ohio!”</text:p>
      <text:p text:style-name="P4"><text:soft-page-break/><text:s text:c="3"/>I had never wanted to drink around my high school friends before. I had never had a drink in my life. But now I felt intrigued. It felt safe having a room of one's own. “I’ll have one,” I said, cracking it open. We were watching Pink Floyd live in Pompeii and I soon started to convulse.</text:p>
      <text:p text:style-name="P4"><text:s text:c="3"/>“You okay?” said Alex.</text:p>
      <text:p text:style-name="P4"><text:s text:c="3"/>I said, “I’m good.”</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seven PM,” it said. We stared silently for a moment before he said, “<text:span text:style-name="T1">Alright</text:span>, now…” and shut the door.</text:p>
      <text:p text:style-name="P4"><text:s text:c="3"/>“Who the fuck was that??” said Alex.</text:p>
      <text:p text:style-name="P4"><text:s text:c="3"/>James said, “We’re definitely going to that shit. That guy’s psyc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19:37:45.025465081</dc:date>
    <meta:editing-duration>P63DT15H11M34S</meta:editing-duration>
    <meta:editing-cycles>685</meta:editing-cycles>
    <meta:generator>LibreOffice/24.2.5.2$MacOSX_X86_64 LibreOffice_project/bffef4ea93e59bebbeaf7f431bb02b1a39ee8a59</meta:generator>
    <meta:print-date>2024-11-04T17:19:28.154531237</meta:print-date>
    <meta:document-statistic meta:table-count="0" meta:image-count="0" meta:object-count="0" meta:page-count="5" meta:paragraph-count="28" meta:word-count="799" meta:character-count="4435" meta:non-whitespace-character-count="3596"/>
  </office:meta>
</office:document-meta>
</file>